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tel corporation centrino wireless-N 1000</text:p>
      <text:p text:style-name="Standard">Realtek semiconductor Co., Ltd. RtL8111/8168B PCI 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6T18:06:06</meta:creation-date>
    <dc:date>2013-08-06T18:18:03</dc:date>
    <meta:editing-duration>P0D</meta:editing-duration>
    <meta:editing-cycles>1</meta:editing-cycles>
    <meta:document-statistic meta:table-count="0" meta:image-count="0" meta:object-count="0" meta:page-count="1" meta:paragraph-count="2" meta:word-count="12" meta:character-count="93" meta:non-whitespace-character-count="83"/>
    <meta:generator>LibreOffice/3.5$Linux_x86 LibreOffice_project/350m1$Build-2</meta:generator>
  </office:meta>
</office:document-meta>
</file>